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644b410" officeooo:paragraph-rsid="0644b410"/>
    </style:style>
    <style:style style:name="P5" style:family="paragraph" style:parent-style-name="Text_20_body">
      <style:text-properties officeooo:rsid="06456737" officeooo:paragraph-rsid="0650545b"/>
    </style:style>
    <style:style style:name="P6" style:family="paragraph" style:parent-style-name="Text_20_body">
      <style:text-properties officeooo:rsid="064af843" officeooo:paragraph-rsid="064af843"/>
    </style:style>
    <style:style style:name="P7" style:family="paragraph" style:parent-style-name="Text_20_body">
      <style:text-properties officeooo:rsid="06536ad2" officeooo:paragraph-rsid="06536ad2"/>
    </style:style>
    <style:style style:name="P8" style:family="paragraph" style:parent-style-name="Text_20_body">
      <style:text-properties fo:font-size="8pt" officeooo:rsid="0657b1f5" officeooo:paragraph-rsid="0657b1f5" style:font-size-asian="8pt" style:font-size-complex="8pt"/>
    </style:style>
    <style:style style:name="P9" style:family="paragraph" style:parent-style-name="Text_20_body">
      <style:text-properties officeooo:paragraph-rsid="0677c385"/>
    </style:style>
    <style:style style:name="P10" style:family="paragraph" style:parent-style-name="Text_20_body">
      <style:text-properties officeooo:paragraph-rsid="06869a0a"/>
    </style:style>
    <style:style style:name="P11" style:family="paragraph" style:parent-style-name="Heading_20_2">
      <style:text-properties fo:font-weight="normal" officeooo:paragraph-rsid="0682b543" style:font-weight-asian="normal" style:font-weight-complex="normal"/>
    </style:style>
    <style:style style:name="P12" style:family="paragraph" style:parent-style-name="Heading_20_2">
      <style:paragraph-properties fo:margin-top="0in" fo:margin-bottom="0in" loext:contextual-spacing="false"/>
      <style:text-properties officeooo:paragraph-rsid="06438301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David CLM" officeooo:rsid="066400c1" officeooo:paragraph-rsid="06776b85" style:font-name-complex="David CLM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1d2968b" officeooo:paragraph-rsid="0680c1f5"/>
    </style:style>
    <style:style style:name="P15" style:family="paragraph" style:parent-style-name="Text_20_body">
      <style:paragraph-properties fo:text-align="end" style:justify-single-word="false" style:writing-mode="rl-tb"/>
      <style:text-properties officeooo:paragraph-rsid="0680c1f5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1ed2a13" officeooo:paragraph-rsid="0680c1f5"/>
    </style:style>
    <style:style style:name="P17" style:family="paragraph" style:parent-style-name="Heading_20_1">
      <style:paragraph-properties fo:line-height="100%"/>
      <style:text-properties officeooo:rsid="04af6545" officeooo:paragraph-rsid="04af6545"/>
    </style:style>
    <style:style style:name="P18" style:family="paragraph" style:parent-style-name="Heading_20_2">
      <style:paragraph-properties fo:margin-top="0in" fo:margin-bottom="0in" loext:contextual-spacing="false"/>
      <style:text-properties officeooo:paragraph-rsid="06776b85"/>
    </style:style>
    <style:style style:name="P19" style:family="paragraph" style:parent-style-name="Heading_20_2">
      <style:text-properties officeooo:paragraph-rsid="067f0de0"/>
    </style:style>
    <style:style style:name="P20" style:family="paragraph" style:parent-style-name="Heading_20_2">
      <style:text-properties style:font-name="Monospace" fo:font-weight="normal" officeooo:rsid="068c8d95" officeooo:paragraph-rsid="0680c1f5" style:font-size-asian="10.5pt" style:font-weight-asian="normal" style:font-name-complex="David CLM1" style:font-weight-complex="normal"/>
    </style:style>
    <style:style style:name="P21" style:family="paragraph" style:parent-style-name="Text_20_body" style:list-style-name="L1">
      <style:paragraph-properties fo:text-align="end" style:justify-single-word="false" style:writing-mode="rl-tb"/>
      <style:text-properties officeooo:rsid="01d49a72" officeooo:paragraph-rsid="0680c1f5"/>
    </style:style>
    <style:style style:name="P22" style:family="paragraph" style:parent-style-name="Text_20_body" style:list-style-name="L1">
      <style:paragraph-properties fo:text-align="end" style:justify-single-word="false" style:writing-mode="rl-tb"/>
      <style:text-properties officeooo:rsid="01f42644" officeooo:paragraph-rsid="0680c1f5"/>
    </style:style>
    <style:style style:name="P23" style:family="paragraph" style:parent-style-name="Text_20_body" style:list-style-name="L1">
      <style:paragraph-properties fo:text-align="end" style:justify-single-word="false" style:writing-mode="rl-tb"/>
      <style:text-properties officeooo:rsid="01f3c389" officeooo:paragraph-rsid="0680c1f5"/>
    </style:style>
    <style:style style:name="P24" style:family="paragraph" style:parent-style-name="Text_20_body" style:list-style-name="L2">
      <style:paragraph-properties fo:text-align="end" style:justify-single-word="false" style:writing-mode="rl-tb"/>
      <style:text-properties officeooo:paragraph-rsid="0680c1f5"/>
    </style:style>
    <style:style style:name="P25" style:family="paragraph" style:parent-style-name="Text_20_body" style:list-style-name="L2">
      <style:paragraph-properties fo:text-align="end" style:justify-single-word="false" style:writing-mode="rl-tb"/>
      <style:text-properties officeooo:rsid="01ed2a13" officeooo:paragraph-rsid="0680c1f5"/>
    </style:style>
    <style:style style:name="P26" style:family="paragraph" style:parent-style-name="Text_20_body">
      <style:paragraph-properties fo:margin-top="0.0791in" fo:margin-bottom="0.1764in" loext:contextual-spacing="false"/>
      <style:text-properties officeooo:rsid="065fdf7e" officeooo:paragraph-rsid="06776b85"/>
    </style:style>
    <style:style style:name="P27" style:family="paragraph" style:parent-style-name="Text_20_body">
      <style:paragraph-properties fo:margin-top="0.0791in" fo:margin-bottom="0.1764in" loext:contextual-spacing="false"/>
      <style:text-properties officeooo:rsid="06587cfd" officeooo:paragraph-rsid="06776b85"/>
    </style:style>
    <style:style style:name="P28" style:family="paragraph" style:parent-style-name="Text_20_body">
      <style:paragraph-properties fo:margin-top="0in" fo:margin-bottom="0in" loext:contextual-spacing="false"/>
      <style:text-properties style:font-name="David CLM" officeooo:rsid="066400c1" officeooo:paragraph-rsid="067f0de0" style:font-name-complex="David CLM"/>
    </style:style>
    <style:style style:name="P29" style:family="paragraph" style:parent-style-name="Text_20_body">
      <style:paragraph-properties fo:margin-top="0in" fo:margin-bottom="0in" loext:contextual-spacing="false"/>
      <style:text-properties style:font-name="David CLM" fo:language="en" fo:country="US" officeooo:rsid="06807901" officeooo:paragraph-rsid="06807901" style:font-name-complex="Liberation Sans"/>
    </style:style>
    <style:style style:name="P30" style:family="paragraph" style:parent-style-name="Text_20_body">
      <style:paragraph-properties fo:margin-top="0.0791in" fo:margin-bottom="0.0791in" loext:contextual-spacing="false"/>
      <style:text-properties style:font-name="David CLM" officeooo:rsid="066400c1" officeooo:paragraph-rsid="067f0de0" style:font-name-complex="David CLM"/>
    </style:style>
    <style:style style:name="P31" style:family="paragraph" style:parent-style-name="Text_20_body">
      <style:paragraph-properties fo:margin-top="0.0398in" fo:margin-bottom="0.0398in" loext:contextual-spacing="false"/>
      <style:text-properties style:font-name="David CLM" officeooo:rsid="06686d6e" officeooo:paragraph-rsid="067f0de0" style:font-name-complex="David CLM"/>
    </style:style>
    <style:style style:name="P32" style:family="paragraph" style:parent-style-name="Text_20_body">
      <style:paragraph-properties fo:margin-top="0.0398in" fo:margin-bottom="0.0398in" loext:contextual-spacing="false"/>
      <style:text-properties style:font-name="David CLM" officeooo:rsid="063da490" officeooo:paragraph-rsid="067f0de0" style:font-name-complex="David CLM"/>
    </style:style>
    <style:style style:name="P33" style:family="paragraph" style:parent-style-name="Text_20_body">
      <style:paragraph-properties fo:margin-top="0.0398in" fo:margin-bottom="0.0398in" loext:contextual-spacing="false"/>
      <style:text-properties officeooo:paragraph-rsid="067f0de0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456737"/>
    </style:style>
    <style:style style:name="T4" style:family="text">
      <style:text-properties officeooo:rsid="064805da"/>
    </style:style>
    <style:style style:name="T5" style:family="text">
      <style:text-properties officeooo:rsid="0648fb76"/>
    </style:style>
    <style:style style:name="T6" style:family="text">
      <style:text-properties officeooo:rsid="064d7d1d"/>
    </style:style>
    <style:style style:name="T7" style:family="text">
      <style:text-properties officeooo:rsid="06536ad2"/>
    </style:style>
    <style:style style:name="T8" style:family="text">
      <style:text-properties officeooo:rsid="066187f6"/>
    </style:style>
    <style:style style:name="T9" style:family="text">
      <style:text-properties officeooo:rsid="0666e7fd"/>
    </style:style>
    <style:style style:name="T10" style:family="text">
      <style:text-properties officeooo:rsid="066a3384"/>
    </style:style>
    <style:style style:name="T11" style:family="text">
      <style:text-properties fo:language="he" fo:country="IL"/>
    </style:style>
    <style:style style:name="T12" style:family="text">
      <style:text-properties style:language-complex="he" style:country-complex="IL"/>
    </style:style>
    <style:style style:name="T13" style:family="text">
      <style:text-properties officeooo:rsid="066c12fd" style:language-complex="he" style:country-complex="IL"/>
    </style:style>
    <style:style style:name="T14" style:family="text">
      <style:text-properties style:font-name="David CLM" officeooo:rsid="066c12fd" style:font-name-complex="David CLM"/>
    </style:style>
    <style:style style:name="T15" style:family="text">
      <style:text-properties style:font-name="David CLM" officeooo:rsid="066f54ca" style:font-name-complex="David CLM"/>
    </style:style>
    <style:style style:name="T16" style:family="text">
      <style:text-properties style:font-name="David CLM" officeooo:rsid="05735d0c" style:font-name-complex="Liberation Sans"/>
    </style:style>
    <style:style style:name="T17" style:family="text">
      <style:text-properties style:font-name="David CLM" officeooo:rsid="06587cfd" style:font-name-complex="Liberation Sans"/>
    </style:style>
    <style:style style:name="T18" style:family="text">
      <style:text-properties style:font-name="David CLM" officeooo:rsid="066400c1" style:font-name-complex="Liberation Sans"/>
    </style:style>
    <style:style style:name="T19" style:family="text">
      <style:text-properties officeooo:rsid="066da88d"/>
    </style:style>
    <style:style style:name="T20" style:family="text">
      <style:text-properties officeooo:rsid="067319f8"/>
    </style:style>
    <style:style style:name="T21" style:family="text">
      <style:text-properties fo:language="en" fo:country="US" officeooo:rsid="0677c385"/>
    </style:style>
    <style:style style:name="T22" style:family="text">
      <style:text-properties fo:language="en" fo:country="US" officeooo:rsid="0682b543"/>
    </style:style>
    <style:style style:name="T23" style:family="text">
      <style:text-properties fo:color="#000000" style:font-name="David CLM" fo:font-size="12pt" fo:language="en" fo:country="US" fo:font-style="normal" fo:font-weight="normal" officeooo:rsid="06776b85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4" style:family="text">
      <style:text-properties fo:color="#000000" style:font-name="David CLM" fo:font-size="12pt" fo:language="en" fo:country="US" fo:font-style="normal" fo:font-weight="normal" officeooo:rsid="06807901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5" style:family="text">
      <style:text-properties fo:color="#000000" style:font-name="Monospace" fo:font-size="12pt" fo:font-style="normal" fo:font-weight="normal" officeooo:rsid="067f0de0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6" style:family="text">
      <style:text-properties fo:color="#000000" style:font-name="Monospace" fo:font-size="12pt" fo:language="en" fo:country="US" fo:font-style="normal" officeooo:rsid="0680c1f5" style:font-name-asian="Noto Sans CJK SC Regular" style:font-size-asian="12pt" style:font-style-asian="normal" style:font-name-complex="Nachlieli CLM" style:font-size-complex="16pt" style:font-style-complex="normal"/>
    </style:style>
    <style:style style:name="T27" style:family="text">
      <style:text-properties style:font-name="Monospace" fo:language="en" fo:country="US" officeooo:rsid="0677c385" style:font-size-asian="10.5pt" style:font-name-complex="David CLM1" style:font-weight-complex="normal"/>
    </style:style>
    <style:style style:name="T28" style:family="text">
      <style:text-properties style:font-name="Monospace" officeooo:rsid="0677c385" style:font-size-asian="10.5pt" style:font-name-complex="David CLM1" style:font-weight-complex="normal"/>
    </style:style>
    <style:style style:name="T29" style:family="text">
      <style:text-properties style:font-name="Monospace" officeooo:rsid="0679a77f" style:font-size-asian="10.5pt" style:font-name-complex="David CLM1" style:font-weight-complex="normal"/>
    </style:style>
    <style:style style:name="T30" style:family="text">
      <style:text-properties style:font-name="Monospace" fo:font-weight="normal" officeooo:rsid="06869a0a" style:font-size-asian="10.5pt" style:font-weight-asian="normal" style:font-name-complex="David CLM1" style:font-weight-complex="normal"/>
    </style:style>
    <style:style style:name="T31" style:family="text">
      <style:text-properties style:font-name="Monospace" fo:font-weight="normal" officeooo:rsid="0688b8cc" style:font-size-asian="10.5pt" style:font-weight-asian="normal" style:font-name-complex="David CLM1" style:font-weight-complex="normal"/>
    </style:style>
    <style:style style:name="T32" style:family="text">
      <style:text-properties officeooo:rsid="05735d0c" style:font-name-complex="Liberation Sans"/>
    </style:style>
    <style:style style:name="T33" style:family="text">
      <style:text-properties officeooo:rsid="066400c1" style:font-name-complex="Liberation Sans"/>
    </style:style>
    <style:style style:name="T34" style:family="text">
      <style:text-properties officeooo:rsid="042f394f"/>
    </style:style>
    <style:style style:name="T35" style:family="text">
      <style:text-properties officeooo:rsid="01d42879"/>
    </style:style>
    <style:style style:name="T36" style:family="text">
      <style:text-properties officeooo:rsid="01d44441"/>
    </style:style>
    <style:style style:name="T37" style:family="text">
      <style:text-properties officeooo:rsid="01f53650"/>
    </style:style>
    <style:style style:name="T38" style:family="text">
      <style:text-properties officeooo:rsid="01f59db7"/>
    </style:style>
    <style:style style:name="T39" style:family="text">
      <style:text-properties officeooo:rsid="01d65059"/>
    </style:style>
    <style:style style:name="T40" style:family="text">
      <style:text-properties fo:font-weight="normal" officeooo:rsid="01d65059" style:font-weight-asian="normal" style:font-weight-complex="normal"/>
    </style:style>
    <style:style style:name="T41" style:family="text">
      <style:text-properties fo:font-weight="normal" officeooo:rsid="0683ee71" style:font-weight-asian="normal" style:font-weight-complex="normal"/>
    </style:style>
    <style:style style:name="T42" style:family="text">
      <style:text-properties fo:font-weight="normal" officeooo:rsid="0684e0d0" style:font-weight-asian="normal" style:font-weight-complex="normal"/>
    </style:style>
    <style:style style:name="T43" style:family="text">
      <style:text-properties fo:font-weight="normal" officeooo:rsid="06869a0a" style:font-weight-asian="normal" style:font-weight-complex="normal"/>
    </style:style>
    <style:style style:name="T44" style:family="text">
      <style:text-properties fo:font-weight="normal" officeooo:rsid="0688b8cc" style:font-weight-asian="normal" style:font-weight-complex="normal"/>
    </style:style>
    <style:style style:name="T45" style:family="text">
      <style:text-properties officeooo:rsid="01d7a87d"/>
    </style:style>
    <style:style style:name="T46" style:family="text">
      <style:text-properties officeooo:rsid="01ec191f"/>
    </style:style>
    <style:style style:name="T47" style:family="text">
      <style:text-properties officeooo:rsid="01f7c7d9"/>
    </style:style>
    <style:style style:name="T48" style:family="text">
      <style:text-properties officeooo:rsid="0682b543"/>
    </style:style>
    <style:style style:name="T49" style:family="text">
      <style:text-properties officeooo:rsid="0682e647"/>
    </style:style>
    <style:style style:name="T50" style:family="text">
      <style:text-properties fo:font-style="italic" fo:font-weight="normal" officeooo:rsid="0683ee71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688e45f" style:font-style-asian="italic" style:font-weight-asian="normal" style:font-style-complex="italic" style:font-weight-complex="normal"/>
    </style:style>
    <style:style style:name="T52" style:family="text">
      <style:text-properties fo:font-style="normal" fo:font-weight="normal" officeooo:rsid="0688e45f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1">מטלה</text:span> –<text:span text:style-name="T2"> תקציב השתתפותי</text:span></text:h>
      <text:p text:style-name="P3">יש לענות על שאלה אחת לבחירתכם. <text:span text:style-name="T20">שאלות המסומנות בכוכבית * מזכות בניקוד כפול.</text:span></text:p>
      <text:p text:style-name="P13"/>
      <text:p text:style-name="P18"><text:span text:style-name="T16">שאלה </text:span><text:span text:style-name="T23">1</text:span><text:span text:style-name="T17">: תכונות של אלגוריתם עזיז-לי-טלמון</text:span></text:p>
      <text:p text:style-name="P26">שאלה זו מתייחסת לאלגוריתם לתקצוב פרופורציונלי שלמדנו בשיעור.</text:p>
      <text:p text:style-name="P27">א. האם האלגוריתם יעיל פארטו? הוכיחו או הביאו דוגמה נגדית.</text:p>
      <text:p text:style-name="P27">ב. האם האלגוריתם <text:span text:style-name="T8">מגלה-אמת</text:span>? הוכיחו או הביאו דוגמה נגדית.</text:p>
      <text:p text:style-name="P27">ג. נניח שכל אזרח צריך לשלם L/n תמורת הזכות להשתתף באלגוריתם. האם האלגוריתם מעודד השתתפות? הוכיחו או הביאו דוגמה נגדית.</text:p>
      <text:p text:style-name="P27"/>
      <text:p text:style-name="P19"><text:span text:style-name="T32">שאלה </text:span><text:span text:style-name="T25">2</text:span><text:span text:style-name="T33">: אלגוריתם לחלוקת המושבים בכנסת</text:span></text:p>
      <text:p text:style-name="P28">ניתן להשתמש באלגוריתם עזיז-לי-טלמון על-מנת להחליט על חלוקת <text:span text:style-name="T9">המושבים </text:span>בכנסת <text:span text:style-name="T9">בין רשימות-המועמדים: לכל מושב יש עלות של 1, התקציב הכולל הוא 120, וכל אזרח המצביע לרשימה <text:s/>מסויימת – נחשב כאילו שהוא מצביע אוטומטית לכך שכל 120 המושבים יינתנו לרשימה שהצביע עבורה. </text:span></text:p>
      <text:p text:style-name="P30">לצורך פשטות, הניחו <text:span text:style-name="T19">בשאלה זו </text:span>שאין אחוז חסימה ואין הסכמי עודפים.</text:p>
      <text:p text:style-name="P31">א. הדגימו את פעולת האלגוריתם על <text:span text:style-name="T10">3 מפלגות: תארו כמה קולות קיבלה כל מפלגה, וכמה מושבים תקבל.</text:span></text:p>
      <text:p text:style-name="P33"><text:span text:style-name="T14">ב. השוו בין התוצאה המתקבלת מהאלגוריתם לבין התוצאה המתקבלת משתי השיטות המקובלות לחלוקת מושבים: שיטת "השארית הגדולה ביותר" ושיטת בדר-עופר. </text:span><text:span text:style-name="T15">לפרטים על שתי השיטות, </text:span><text:span text:style-name="T14">ראו </text:span><text:span text:style-name="T15">בו</text:span><text:span text:style-name="T14">ויקיפדיה </text:span><text:span text:style-name="T15">בערך </text:span><text:span text:style-name="T14">"</text:span><text:bookmark text:name="firstHeading"/><text:span text:style-name="T12">חוק בדר</text:span><text:span text:style-name="T11">-</text:span><text:span text:style-name="T12">עופר</text:span><text:span text:style-name="T13">". </text:span></text:p>
      <text:p text:style-name="P32"/>
      <text:p text:style-name="P29"/>
      <text:p text:style-name="P12"><text:span text:style-name="T16">שאלה </text:span><text:span text:style-name="T24">3</text:span><text:span text:style-name="T18">: בחירות מקדימות למפלגה מאוחדת </text:span></text:p>
      <text:p text:style-name="P8">[נכתב בכסלו ה'תש"פ]</text:p>
      <text:p text:style-name="P4">מפלגה רוצה לקיים בחירות מקדימות, ולהבטיח ייצוג הוגן לכל <text:span text:style-name="T4">תת-המגזרים של בוחרי המפלגה</text:span>, בהתאם <text:span text:style-name="T4">לגודלו היחסי של כל תת-מגזר</text:span>. </text:p>
      <text:p text:style-name="P6">הבחירות המקדימות במפלגה מתנהלות בשיטת "בחירת אישור" (approval voting): כל בוחר מקבל <text:span text:style-name="T6">טופס עם רשימת כל המועמדים, </text:span>ומסמן "וי" ליד המועמדים שהוא תומך בהם. אין הגבלה על מספר המועמדים <text:span text:style-name="T6">שמותר </text:span>לסמן.</text:p>
      <text:p text:style-name="P5"><text:span text:style-name="T6">א. סקרי דעת-קהל קובעים, שהמפלגה המאוחדת תקבל בדיוק L מנדטים. <text:s/></text:span>תארו אלגוריתם, <text:span text:style-name="T5">המקבל כקלט את הצבעות הבוחרים בבחירות המקדימות, ומחזיר כפלט רשימה של L מועמדים שצריכים להיכנס ל-L המקומות הראשונים.</text:span></text:p>
      <text:p text:style-name="P7"><text:soft-page-break/>ב. הגדירו פורמלית את המושג "ייצוג הוגן", והוכיחו שהאלגוריתם מסעיף א אכן מבטיח ייצוג הוגן.</text:p>
      <text:p text:style-name="P9"><text:span text:style-name="T7">* ג</text:span><text:span text:style-name="T6">. סקרי דעת-קהל </text:span><text:span text:style-name="T3">קובעים, שהמפלגה המאוחדת תקבל </text:span><text:span text:style-name="T21">מספר כלשהו של מנדטים בין </text:span><text:span text:style-name="T27">1</text:span><text:span text:style-name="T21"> ל-</text:span><text:span text:style-name="T27">L, בהסתברות 1 חלקי L לכל אפשרות (הניחו שאין אחוז-חסימה). </text:span><text:span text:style-name="T3">תארו אלגוריתם, המקבל כקלט את הצבעות הבוחרים בבחירות המקדימות, ומחזיר כפלט רשימה של L מועמדים שצריכים להיכנס ל-L המקומות הראשונים, </text:span><text:span text:style-name="T28">ובאיזה </text:span><text:span text:style-name="T29">מקום </text:span><text:span text:style-name="T28">כל אחד צריך להיכנס.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1-12-15T14:04:04.036781323</dc:date>
    <meta:editing-duration>P12DT8M49S</meta:editing-duration>
    <meta:editing-cycles>1500</meta:editing-cycles>
    <dc:creator>Erel Segal-Halevi</dc:creator>
    <meta:document-statistic meta:table-count="0" meta:image-count="0" meta:object-count="0" meta:page-count="2" meta:paragraph-count="21" meta:word-count="333" meta:character-count="2019" meta:non-whitespace-character-count="1699"/>
  </office:meta>
</office:document-meta>
</file>